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8868" officeooo:paragraph-rsid="001d88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de auf den ESP32 hochladen :</text:p>
      <text:p text:style-name="P1"/>
      <text:p text:style-name="P1">Datei → Voreinstellung → Link einfügen :</text:p>
      <text:p text:style-name="P1"><text:a xlink:type="simple" xlink:href="https://raw.githubusercontent.com/espressif/arduino-esp32/gh-pages/package_esp32_index.json" text:style-name="Internet_20_link" text:visited-style-name="Visited_20_Internet_20_Link">https://raw.githubusercontent.com/espressif/arduino-esp32/gh-pages/package_esp32_index.json</text:a></text:p>
      <text:p text:style-name="P1"/>
      <text:p text:style-name="P1">Werkzeuge → boards → boards verwalten → Board installieren : ESP32 by Espressif Systems</text:p>
      <text:p text:style-name="P1"/>
      <text:p text:style-name="P1">Beim Hochladen den boot knopf auf dem ESP drücken, sobald er verbunden ist loslassen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0T09:24:18.739000000</meta:creation-date>
    <dc:date>2023-09-20T09:27:39.032000000</dc:date>
    <meta:editing-duration>PT3M21S</meta:editing-duration>
    <meta:editing-cycles>1</meta:editing-cycles>
    <meta:document-statistic meta:table-count="0" meta:image-count="0" meta:object-count="0" meta:page-count="1" meta:paragraph-count="5" meta:word-count="42" meta:character-count="332" meta:non-whitespace-character-count="295"/>
    <meta:generator>LibreOffice/7.4.5.1$Windows_X86_64 LibreOffice_project/9c0871452b3918c1019dde9bfac75448afc4b57f</meta:generator>
  </office:meta>
</office:document-meta>
</file>